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ContainerManager.copyCactusWebappResources( File the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ettyContainerManager.cactifyWebapp( IJavaProject theJava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ContainerManager.prepare( IJavaProject theJava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ContainerManager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ettyContainerManager.copyContents( File theSourceDir , File theTarge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ttyContainerManager.getJettyWebap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